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xample article written in pandoc-flavored Markdown</text:p>
      <text:p text:style-name="Author">Jane Doe<text:span text:style-name="T1">*,1,2,✉</text:span>, John Q. Doe<text:span text:style-name="T1">*,1</text:span>, Peder Ås<text:span text:style-name="T1">1</text:span>, and Juan Pérez<text:span text:style-name="T1">3,✉</text:span></text:p>
      <text:p text:style-name="Text_20_body"><text:span text:style-name="T1">*</text:span> These authors contributed equally to this work.</text:p>
      <text:p text:style-name="Text_20_body"><text:span text:style-name="T1">1</text:span> Formatting Open Science Group<text:line-break/><text:span text:style-name="T1">2</text:span> Federation of Planets<text:line-break/><text:span text:style-name="T1">3</text:span> Acme Corporation</text:p>
      <text:p text:style-name="Text_20_body"><text:span text:style-name="T1">✉</text:span> Correspondence: <text:a xlink:type="simple" xlink:href="mailto:jane.doe@example.com" office:name=""><text:span text:style-name="Definition">Jane Doe &lt;jane.doe@example.com&gt;</text:span></text:a>, <text:a xlink:type="simple" xlink:href="mailto:juan.perez@example.edu" office:name=""><text:span text:style-name="Definition">Juan Pérez &lt;juan.perez@example.edu&gt;</text:span></text:a></text:p>
      <text:h text:style-name="Heading_20_1" text:outline-level="1"><text:bookmark-start text:name="further-reading"/>Further reading<text:bookmark-end text:name="further-reading"/></text:h>
      <text:p text:style-name="First_20_paragraph">See the <text:a xlink:type="simple" xlink:href="http://pandoc.org/MANUAL.html" office:name=""><text:span text:style-name="Definition">pandoc manual</text:span></text:a> for more information on pandoc.</text:p>
      <text:p text:style-name="Text_20_body">Authors struggling to fill this document with content are referred to Upper (1974).</text:p>
      <text:h text:style-name="Heading_20_1" text:outline-level="1"><text:bookmark-start text:name="lorem-ipsum"/>Lorem Ipsum<text:bookmark-end text:name="lorem-ipsum"/></text:h>
      <text:p text:style-name="First_20_paragraph">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dolor-sit-amet"/>Dolor sit amet<text:bookmark-end text:name="dolor-sit-amet"/></text:h>
      <text:p text:style-name="First_20_paragraph">Deserunt excepturi commodi sit qui velit quis. Delectus sit omnis culpa accusamus repellat iusto vel. Quod deserunt quasi nisi dolor. Quo eum id reiciendis dolor. Est qui illum et.</text:p>
      <text:p text:style-name="Text_20_body">Quo dolore molestiae et laboriosam occaecati explicabo corrupti. Earum expedita ducimus quaerat est quam ut molestiae. Illum deleniti vel labore facilis et cum est. Est nemo est vel ad. Assumenda consequatur rerum officiis atque officia. Est nihil iste cumque ad qui.</text:p>
      <text:p text:style-name="Text_20_body">Eaque sed sit totam enim. Et explicabo illum rerum aut. Aspernatur sit dolor animi tempora cum. Maxime in soluta aut. Explicabo id maiores voluptates aut voluptas id. Dolore sed labore voluptatem omnis doloribus mollitia aliquid cupiditate.</text:p>
      <text:p text:style-name="Text_20_body">In rerum saepe placeat. Deleniti suscipit sed quam fugit assumenda sit et tempora. Veniam illum expedita quia error qui quibusdam rerum. Qui ut sunt est eos.</text:p>
      <text:p text:style-name="Text_20_body">Recusandae et sit ut. Impedit deserunt consequatur et dignissimos vel et. Eveniet voluptatem magni quis est dolore excepturi officia nihil. Debitis quae commodi error.</text:p>
      <text:p text:style-name="Text_20_body">Modi debitis et ut saepe saepe dolorem. Quis sed autem expedita est voluptate esse neque. Quod aspernatur quam velit placeat nihil omnis debitis. Corporis sit rerum consectetur possimus rerum consequuntur. Rerum quas ut repellendus tenetur. Consequuntur adipisci dolores eveniet qui est ipsum.</text:p>
      <text:p text:style-name="Text_20_body">Atque deserunt necessitatibus unde facere amet molestiae. Ipsam at quia placeat aliquam autem. Enim corporis accusamus consequatur.</text:p>
      <text:p text:style-name="Text_20_body">Et vitae unde perferendis tenetur cupiditate non exercitationem. Aut molestiae sed est. Deserunt repudiandae non quia esse ad vitae vel in. Et reprehenderit dolore et aut distinctio.</text:p>
      <text:p text:style-name="Text_20_body">Vel quia molestiae quod sint fuga omnis est fuga. Minus quaerat repellat quod. Rerum rerum enim repellendus rerum consequatur non perspiciatis. Illo sapiente sed natus ipsa quia temporibus. Est nostrum fugit odio non voluptatem odit rerum. Et consequatur aut nostrum accusamus earum.</text:p>
      <text:p text:style-name="Text_20_body">Sit explicabo iure eligendi consequatur. Consequatur atque praesentium consequatur dolores quam. Neque eius provident harum placeat. Quo aut pariatur illum laborum porro minima. Dolorem nobis esse laudantium. Perspiciatis voluptate deleniti voluptatem et.</text:p>
      <text:p text:style-name="Text_20_body">Quos assumenda magnam non inventore. Adipisci repellendus eligendi possimus voluptate numquam voluptatem natus. Deleniti cupiditate facilis commodi aliquid voluptatem laudantium autem similique. Vel sunt cupiditate consequatur. Dolorum voluptatem nihil culpa fugiat non itaque animi iusto. Unde incidunt numquam vitae.</text:p>
      <text:p text:style-name="Text_20_body">Eius provident voluptatem animi quidem quia. Velit omnis voluptas atque. Voluptatem accusamus atque blanditiis commodi aspernatur ullam ad. Nulla quidem fugiat explicabo quo dolor hic.</text:p>
      <text:p text:style-name="Text_20_body">Rerum dolore quo ratione sed aspernatur doloremque. Ut neque laudantium quae enim dolores et. Laudantium dolores id assumenda autem aspernatur. Accusamus doloribus nihil rerum et atque est aut delectus.</text:p>
      <text:p text:style-name="Text_20_body">Nulla itaque mollitia vitae accusamus. Eveniet soluta praesentium dolore harum culpa. Totam voluptatem non aspernatur.</text:p>
      <text:p text:style-name="Text_20_body">Eveniet in illo consequatur. Fugiat et totam unde nihil quis. Non et velit recusandae blanditiis unde. Eaque fugiat id pariatur. Non numquam minima aut. Iste eos et autem et exercitationem velit officiis vero.</text:p>
      <text:p text:style-name="Text_20_body">Ullam minima quisquam est ducimus iste. Commodi occaecati inventore provident voluptatem repudiandae. Quia est qui dolore sit nisi officia doloremque dolor. Perspiciatis tempore laudantium quia repellendus quia deleniti. Sed consequuntur autem quisquam aliquam.</text:p>
      <text:p text:style-name="Text_20_body">Ut dolores natus et sunt delectus nulla. Ipsum eum quia ex est ut quia. Ratione et eius consequatur veritatis hic expedita ea.</text:p>
      <text:h text:style-name="Heading_20_1" text:outline-level="1"><text:bookmark-start text:name="references"/>References<text:bookmark-end text:name="references"/></text:h>
      <text:p text:style-name="First_20_paragraph">Upper, Dennis. 1974. “The Unsuccessful Self-Treatment of a Case of ‘Writer’s Block’.” <text:span text:style-name="T2">Journal of Applied Behavior Analysis</text:span> 7 (3): 497–97. <text:a xlink:type="simple" xlink:href="https://doi.org/10.1901/jaba.1974.7-497a" office:name=""><text:span text:style-name="Definition">https://doi.org/10.1901/jaba.1974.7-497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Example article written in pandoc-flavored Markdown</dc:title>
    <dc:description/>
    <dc:subject/>
    <meta:keyword/>
    <meta:initial-creator>Jane Doe*,1,2,✉, John Q. Doe*,1, Peder Ås1, and Juan Pérez3,✉</meta:initial-creator>
    <dc:creator>Jane Doe*,1,2,✉, John Q. Doe*,1, Peder Ås1, and Juan Pérez3,✉</dc:creator>
    <meta:creation-date>2019-06-07T11:42:07Z</meta:creation-date>
    <dc:date>2019-06-07T11:42:07Z</dc:date>
    <meta:user-defined meta:name="abstract" meta:value-type="string">This is an example article. There is not much to see but filler text.</meta:user-defined>
    <meta:user-defined meta:name="bibliography" meta:value-type="string">example/bibliography.bib</meta:user-defined>
    <meta:user-defined meta:name="cito_cites" meta:value-type="string"/>
    <meta:user-defined meta:name="project" meta:value-type="string"/>
  </office:meta>
</office:document-meta>
</file>